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4c4c4c" style:font-name="Arial" fo:font-size="10pt" style:font-size-asian="10pt" style:font-size-complex="10pt"/>
    </style:style>
    <style:style style:name="P7" style:family="paragraph" style:parent-style-name="Standard">
      <style:text-properties fo:color="#4c4c4c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4c4c4c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4c4c4c" style:font-name="Courier New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="Arial"/>
    </style:style>
    <style:style style:name="T3" style:family="text">
      <style:text-properties fo:color="#00ae00" style:font-name="Arial" style:font-name-asian="Courier New" style:font-name-complex="Courier New"/>
    </style:style>
    <style:style style:name="T4" style:family="text">
      <style:text-properties fo:color="#00ae00" fo:font-weight="bold" style:font-weight-asian="bold" style:font-weight-complex="bold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-asian="Courier New" style:font-name-complex="Courier New"/>
    </style:style>
    <style:style style:name="T8" style:family="text">
      <style:text-properties fo:color="#0000c0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color="#ff0000"/>
    </style:style>
    <style:style style:name="T11" style:family="text">
      <style:text-properties fo:color="#008080"/>
    </style:style>
    <style:style style:name="T12" style:family="text">
      <style:text-properties fo:color="#3f7f7f"/>
    </style:style>
    <style:style style:name="T13" style:family="text">
      <style:text-properties fo:color="#7f007f"/>
    </style:style>
    <style:style style:name="T14" style:family="text">
      <style:text-properties fo:color="#2a00ff" fo:font-style="italic" style:font-style-asian="italic" style:font-style-complex="italic"/>
    </style:style>
    <style:style style:name="T15" style:family="text">
      <style:text-properties style:font-name="Arial" style:font-name-asian="Courier New" style:font-name-complex="Courier New"/>
    </style:style>
    <style:style style:name="T16" style:family="text">
      <style:text-properties fo:color="#896612"/>
    </style:style>
    <style:style style:name="T17" style:family="text">
      <style:text-properties fo:color="#80808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2a00e1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Affiliate Application Form</text:p>
      <text:p text:style-name="P1"/>
      <text:p text:style-name="P1">1. Dodajemy nowy kontroler:</text:p>
      <text:p text:style-name="P1"/>
      <text:p text:style-name="P1">src/Ens/JobeetBundle/Controller/<text:span text:style-name="T1">AffiliateController.php</text:span></text:p>
      <text:p text:style-name="P1"/>
      <text:p text:style-name="P2">&lt;?php</text:p>
      <text:p text:style-name="P9"><text:s/></text:p>
      <text:p text:style-name="P9">namespace Ens\JobeetBundle\Controller;</text:p>
      <text:p text:style-name="P11"/>
      <text:p text:style-name="P11"><text:span text:style-name="T5">use </text:span><text:span text:style-name="T6">Symfony\Component\HttpFoundation\Request; </text:span></text:p>
      <text:p text:style-name="P11"><text:span text:style-name="T5">use </text:span><text:span text:style-name="T6">Symfony\Bundle\FrameworkBundle\Controller\Controller;</text:span></text:p>
      <text:p text:style-name="P11"/>
      <text:p text:style-name="P11"><text:span text:style-name="T5">use </text:span><text:span text:style-name="T6">Ens\JobeetBundle\Entity\Affiliate;</text:span></text:p>
      <text:p text:style-name="P11"><text:span text:style-name="T5">use </text:span><text:span text:style-name="T6">Ens\JobeetBundle\Form\AffiliateType;</text:span></text:p>
      <text:p text:style-name="P11"/>
      <text:p text:style-name="P11"><text:span text:style-name="T5">use </text:span><text:span text:style-name="T6">Ens\JobeetBundle\Entity\Category;</text:span></text:p>
      <text:p text:style-name="P9"><text:s/></text:p>
      <text:p text:style-name="P11"><text:span text:style-name="T5">class </text:span><text:span text:style-name="T6">AffiliateController </text:span><text:span text:style-name="T5">extends </text:span><text:span text:style-name="T6">Controller</text:span></text:p>
      <text:p text:style-name="P9">{</text:p>
      <text:p text:style-name="P11"><text:span text:style-name="T6"><text:s text:c="4"/></text:span><text:span text:style-name="T5">public function </text:span><text:span text:style-name="T6">newAction()</text:span></text:p>
      <text:p text:style-name="P9"><text:s text:c="4"/>{</text:p>
      <text:p text:style-name="P11"><text:span text:style-name="T6"><text:s text:c="8"/>$entity = </text:span><text:span text:style-name="T5">new </text:span><text:span text:style-name="T6">Affiliate();</text:span></text:p>
      <text:p text:style-name="P11"><text:span text:style-name="T6"><text:s text:c="8"/>$form = $this-&gt;createForm(</text:span><text:span text:style-name="T5">new </text:span><text:span text:style-name="T6">AffiliateType(), $entity);</text:span></text:p>
      <text:p text:style-name="P9"><text:s/></text:p>
      <text:p text:style-name="P11"><text:span text:style-name="T6"><text:s text:c="8"/></text:span><text:span text:style-name="T5">return </text:span><text:span text:style-name="T6">$this-&gt;render(</text:span><text:span text:style-name="T8">'EnsJobeetBundle:Affiliate:affiliate_new.html.twig'</text:span><text:span text:style-name="T6">, </text:span><text:span text:style-name="T5">array</text:span><text:span text:style-name="T6">(</text:span></text:p>
      <text:p text:style-name="P11"><text:span text:style-name="T6"><text:s text:c="12"/></text:span><text:span text:style-name="T8">'entity' </text:span><text:span text:style-name="T6">=&gt; $entity,</text:span></text:p>
      <text:p text:style-name="P11"><text:span text:style-name="T6"><text:s text:c="12"/></text:span><text:span text:style-name="T8">'form' <text:s text:c="2"/></text:span><text:span text:style-name="T6">=&gt; $form-&gt;createView(),</text:span></text:p>
      <text:p text:style-name="P9"><text:s text:c="8"/>));</text:p>
      <text:p text:style-name="P9"><text:s text:c="4"/>}</text:p>
      <text:p text:style-name="P9"><text:s text:c="4"/></text:p>
      <text:p text:style-name="P11"><text:span text:style-name="T6"><text:tab/></text:span><text:span text:style-name="T5">public function </text:span><text:span text:style-name="T6">createAction(Request $request)</text:span></text:p>
      <text:p text:style-name="P9"><text:s text:c="4"/>{</text:p>
      <text:p text:style-name="P11"><text:span text:style-name="T6"><text:s text:c="8"/>$affiliate = </text:span><text:span text:style-name="T5">new </text:span><text:span text:style-name="T6">Affiliate();</text:span></text:p>
      <text:p text:style-name="P11"><text:span text:style-name="T6"><text:s text:c="8"/>$form = $this-&gt;createForm(</text:span><text:span text:style-name="T5">new </text:span><text:span text:style-name="T6">AffiliateType(), $affiliate);</text:span></text:p>
      <text:p text:style-name="P9"><text:s text:c="8"/>$form-&gt;bind($request);</text:p>
      <text:p text:style-name="P9"><text:s text:c="8"/>$em = $this-&gt;getDoctrine()-&gt;getManager();</text:p>
      <text:p text:style-name="P9"><text:s/></text:p>
      <text:p text:style-name="P11"><text:span text:style-name="T6"><text:s text:c="8"/></text:span><text:span text:style-name="T5">if </text:span><text:span text:style-name="T6">($form-&gt;isValid()) {</text:span></text:p>
      <text:p text:style-name="P9"><text:s/></text:p>
      <text:p text:style-name="P11"><text:span text:style-name="T6"><text:s text:c="12"/>$formData = $request-&gt;get(</text:span><text:span text:style-name="T8">'affiliate'</text:span><text:span text:style-name="T6">);</text:span></text:p>
      <text:p text:style-name="P11"><text:span text:style-name="T6"><text:s text:c="12"/>$affiliate-&gt;setUrl($formData[</text:span><text:span text:style-name="T8">'url'</text:span><text:span text:style-name="T6">]);</text:span></text:p>
      <text:p text:style-name="P11"><text:span text:style-name="T6"><text:s text:c="12"/>$affiliate-&gt;setEmail($formData[</text:span><text:span text:style-name="T8">'email'</text:span><text:span text:style-name="T6">]);</text:span></text:p>
      <text:p text:style-name="P11"><text:span text:style-name="T6"><text:s text:c="12"/>$affiliate-&gt;setIsActive(</text:span><text:span text:style-name="T5">false</text:span><text:span text:style-name="T6">);</text:span></text:p>
      <text:p text:style-name="P9"><text:s/></text:p>
      <text:p text:style-name="P9"><text:s text:c="12"/>$em-&gt;persist($affiliate);</text:p>
      <text:p text:style-name="P9"><text:s text:c="12"/>$em-&gt;flush();</text:p>
      <text:p text:style-name="P9"><text:s/></text:p>
      <text:p text:style-name="P11"><text:span text:style-name="T6"><text:s text:c="12"/></text:span><text:span text:style-name="T5">return </text:span><text:span text:style-name="T6">$this-&gt;redirect($this-&gt;generateUrl(</text:span><text:span text:style-name="T8">'ens_affiliate_wait'</text:span><text:span text:style-name="T6">));</text:span></text:p>
      <text:p text:style-name="P9"><text:s text:c="8"/>}</text:p>
      <text:p text:style-name="P9"><text:s/></text:p>
      <text:p text:style-name="P11"><text:span text:style-name="T6"><text:s text:c="8"/></text:span><text:span text:style-name="T5">return </text:span><text:span text:style-name="T6">$this-&gt;render(</text:span><text:span text:style-name="T8">'EnsJobeetBundle:Affiliate:affiliate_new.html.twig'</text:span><text:span text:style-name="T6">, </text:span><text:span text:style-name="T5">array</text:span><text:span text:style-name="T6">(</text:span></text:p>
      <text:p text:style-name="P11"><text:span text:style-name="T6"><text:s text:c="12"/></text:span><text:span text:style-name="T8">'entity' </text:span><text:span text:style-name="T6">=&gt; $affiliate,</text:span></text:p>
      <text:p text:style-name="P11"><text:span text:style-name="T6"><text:s text:c="12"/></text:span><text:span text:style-name="T8">'form' <text:s text:c="2"/></text:span><text:span text:style-name="T6">=&gt; $form-&gt;createView(),</text:span></text:p>
      <text:p text:style-name="P9"><text:s text:c="8"/>));</text:p>
      <text:p text:style-name="P9"><text:s text:c="4"/>}</text:p>
      <text:p text:style-name="P12"><text:span text:style-name="T7">}</text:span></text:p>
      <text:p text:style-name="P1"/>
      <text:p text:style-name="P1"/>
      <text:p text:style-name="P1"/>
      <text:p text:style-name="P1"/>
      <text:p text:style-name="P1"/>
      <text:p text:style-name="P1"><text:soft-page-break/>2. Dodanie nowego routingu dla affiliate</text:p>
      <text:p text:style-name="P1"/>
      <text:p text:style-name="P1">src/Ens/JobeetBundle/Resources/config/routing/<text:span text:style-name="T1">affiliate.yml</text:span></text:p>
      <text:p text:style-name="P1"><text:span text:style-name="T1"/></text:p>
      <text:p text:style-name="P4">ens_affiliate_new:</text:p>
      <text:p text:style-name="P11"><text:s text:c="4"/>pattern: <text:s/>/new</text:p>
      <text:p text:style-name="P11"><text:s text:c="4"/>defaults: { _controller: "EnsJobeetBundle:Affiliate:new" }</text:p>
      <text:p text:style-name="P11"><text:s text:c="4"/></text:p>
      <text:p text:style-name="P11">ens_affiliate_create:</text:p>
      <text:p text:style-name="P11"><text:s text:c="4"/>pattern: /create</text:p>
      <text:p text:style-name="P11"><text:s text:c="4"/>defaults: { _controller: "EnsJobeetBundle:Affiliate:create" }</text:p>
      <text:p text:style-name="P12"><text:span text:style-name="T9"><text:s text:c="4"/>requirements: { _method: post }</text:span></text:p>
      <text:p text:style-name="P3"/>
      <text:p text:style-name="P3">3. Podłączenie routingu</text:p>
      <text:p text:style-name="P3"/>
      <text:p text:style-name="P3">src/Ens/JobeetBundle/Resources/config/routing.yml</text:p>
      <text:p text:style-name="P3"/>
      <text:p text:style-name="P3">...</text:p>
      <text:p text:style-name="P5">ens_jobeet_affiliate:</text:p>
      <text:p text:style-name="P13"><text:s text:c="4"/>resource: "@EnsJobeetBundle/Resources/config/routing/affiliate.yml"</text:p>
      <text:p text:style-name="P14"><text:span text:style-name="T9"><text:s text:c="4"/>prefix: <text:s text:c="2"/>/affiliate</text:span></text:p>
      <text:p text:style-name="P3"/>
      <text:p text:style-name="P3">4. Wybranie pól wyświetlanych w formularzu:</text:p>
      <text:p text:style-name="P3"/>
      <text:p text:style-name="P3">src/Ens/JobeetBundle/Form/<text:span text:style-name="T1">AffiliateType.php</text:span></text:p>
      <text:p text:style-name="P3"><text:span text:style-name="T1"/></text:p>
      <text:p text:style-name="P4"><text:span text:style-name="T10">&lt;?php</text:span><text:span text:style-name="T6"> </text:span></text:p>
      <text:p text:style-name="P11"/>
      <text:p text:style-name="P9">namespace Ens\JobeetBundle\Form;</text:p>
      <text:p text:style-name="P9"><text:s/></text:p>
      <text:p text:style-name="P11"><text:span text:style-name="T5">use </text:span><text:span text:style-name="T6">Symfony\Component\Form\AbstractType;</text:span></text:p>
      <text:p text:style-name="P11"><text:span text:style-name="T5">use </text:span><text:span text:style-name="T6">Symfony\Component\Form\FormBuilderInterface;</text:span></text:p>
      <text:p text:style-name="P11"><text:span text:style-name="T5">use </text:span><text:span text:style-name="T6">Symfony\Component\OptionsResolver\OptionsResolverInterface;</text:span></text:p>
      <text:p text:style-name="P11"><text:span text:style-name="T5">use </text:span><text:span text:style-name="T6">Ens\JobeetBundle\Entity\Affiliate;</text:span></text:p>
      <text:p text:style-name="P11"><text:span text:style-name="T5">use </text:span><text:span text:style-name="T6">Ens\JobeetBundle\Entity\Category;</text:span></text:p>
      <text:p text:style-name="P11"/>
      <text:p text:style-name="P11"><text:span text:style-name="T5">class </text:span><text:span text:style-name="T6">AffiliateType </text:span><text:span text:style-name="T5">extends </text:span><text:span text:style-name="T6">AbstractType</text:span></text:p>
      <text:p text:style-name="P9">{</text:p>
      <text:p text:style-name="P11"><text:span text:style-name="T6"><text:s text:c="4"/></text:span><text:span text:style-name="T5">public function </text:span><text:span text:style-name="T6">buildForm(FormBuilderInterface $builder, </text:span><text:span text:style-name="T5">array </text:span><text:span text:style-name="T6">$options)</text:span></text:p>
      <text:p text:style-name="P9"><text:s text:c="4"/>{</text:p>
      <text:p text:style-name="P9"><text:s text:c="8"/>$builder</text:p>
      <text:p text:style-name="P11"><text:span text:style-name="T6"><text:s text:c="12"/>-&gt;add(</text:span><text:span text:style-name="T8">'url'</text:span><text:span text:style-name="T6">)</text:span></text:p>
      <text:p text:style-name="P11"><text:span text:style-name="T6"><text:s text:c="12"/>-&gt;add(</text:span><text:span text:style-name="T8">'email'</text:span><text:span text:style-name="T6">)</text:span></text:p>
      <text:p text:style-name="P11"><text:span text:style-name="T6"><text:s text:c="12"/>-&gt;add(</text:span><text:span text:style-name="T8">'categories'</text:span><text:span text:style-name="T6">, </text:span><text:span text:style-name="T5">null</text:span><text:span text:style-name="T6">, </text:span><text:span text:style-name="T5">array</text:span><text:span text:style-name="T6">(</text:span><text:span text:style-name="T8">'expanded'</text:span><text:span text:style-name="T6">=&gt;</text:span><text:span text:style-name="T5">true</text:span><text:span text:style-name="T6">))</text:span></text:p>
      <text:p text:style-name="P9"><text:s text:c="8"/>;</text:p>
      <text:p text:style-name="P9"><text:s text:c="4"/>}</text:p>
      <text:p text:style-name="P9"><text:s/></text:p>
      <text:p text:style-name="P11"><text:span text:style-name="T6"><text:s text:c="4"/></text:span><text:span text:style-name="T5">public function </text:span><text:span text:style-name="T6">setDefaultOptions(OptionsResolverInterface $resolver)</text:span></text:p>
      <text:p text:style-name="P9"><text:s text:c="4"/>{</text:p>
      <text:p text:style-name="P11"><text:span text:style-name="T6"><text:s text:c="8"/>$resolver-&gt;setDefaults(</text:span><text:span text:style-name="T5">array</text:span><text:span text:style-name="T6">(</text:span></text:p>
      <text:p text:style-name="P11"><text:span text:style-name="T6"><text:s text:c="12"/></text:span><text:span text:style-name="T8">'data_class' </text:span><text:span text:style-name="T6">=&gt; </text:span><text:span text:style-name="T8">'Ens\JobeetBundle\Entity\Affiliate'</text:span><text:span text:style-name="T6">,</text:span></text:p>
      <text:p text:style-name="P9"><text:s text:c="8"/>));</text:p>
      <text:p text:style-name="P9"><text:s text:c="4"/>}</text:p>
      <text:p text:style-name="P9"><text:s/></text:p>
      <text:p text:style-name="P11"><text:span text:style-name="T6"><text:s text:c="4"/></text:span><text:span text:style-name="T5">public function </text:span><text:span text:style-name="T6">getName()</text:span></text:p>
      <text:p text:style-name="P9"><text:s text:c="4"/>{</text:p>
      <text:p text:style-name="P11"><text:span text:style-name="T6"><text:s text:c="8"/></text:span><text:span text:style-name="T5">return </text:span><text:span text:style-name="T8">'affiliate'</text:span><text:span text:style-name="T6">;</text:span></text:p>
      <text:p text:style-name="P9"><text:s text:c="4"/>}</text:p>
      <text:p text:style-name="P10"><text:span text:style-name="T9">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5. Walidacja formularza</text:p>
      <text:p text:style-name="P3"/>
      <text:p text:style-name="P2">&lt;?php</text:p>
      <text:p text:style-name="P11"/>
      <text:p text:style-name="P9">namespace Ens\JobeetBundle\Entity;</text:p>
      <text:p text:style-name="P11"/>
      <text:p text:style-name="P11"><text:span text:style-name="T5">use </text:span><text:span text:style-name="T6">Doctrine\ORM\Mapping </text:span><text:span text:style-name="T5">as </text:span><text:span text:style-name="T6">ORM;</text:span></text:p>
      <text:p text:style-name="P11"/>
      <text:p text:style-name="P13"><text:span text:style-name="T18">use </text:span>Symfony\Component\Validator\Mapping\ClassMetadata;</text:p>
      <text:p text:style-name="P13"><text:span text:style-name="T18">use </text:span>Symfony\Component\Validator\Constraints\NotBlank;</text:p>
      <text:p text:style-name="P13"><text:span text:style-name="T18">use </text:span>Symfony\Component\Validator\Constraints\Email;</text:p>
      <text:p text:style-name="P13"><text:span text:style-name="T18">use </text:span>Symfony\Component\Validator\Constraints <text:span text:style-name="T18">as </text:span>Assert;</text:p>
      <text:p text:style-name="P13"/>
      <text:p text:style-name="P13"><text:span text:style-name="T18">use </text:span>Symfony\Bridge\Doctrine\Validator\Constraints\UniqueEntity;</text:p>
      <text:p text:style-name="P11"/>
      <text:p text:style-name="P18">/**</text:p>
      <text:p text:style-name="P18"><text:s/>* Affiliate</text:p>
      <text:p text:style-name="P18"><text:s/>*/</text:p>
      <text:p text:style-name="P11"><text:span text:style-name="T5">class </text:span><text:span text:style-name="T6">Affiliate</text:span></text:p>
      <text:p text:style-name="P10"><text:span text:style-name="T9">{</text:span></text:p>
      <text:p text:style-name="P3">...</text:p>
      <text:p text:style-name="P3"/>
      <text:p text:style-name="P5"><text:s text:c="4"/><text:span text:style-name="T18">public static function </text:span>loadValidatorMetadata(ClassMetadata $metadata)</text:p>
      <text:p text:style-name="P13"><text:s text:c="4"/>{</text:p>
      <text:p text:style-name="P13"><text:s text:c="8"/>$metadata-&gt;addPropertyConstraint('email', <text:span text:style-name="T18">new </text:span>Assert\NotBlank());</text:p>
      <text:p text:style-name="P13"><text:s text:c="8"/>$metadata-&gt;addConstraint(<text:span text:style-name="T18">new </text:span>UniqueEntity(<text:span text:style-name="T18">array</text:span>(</text:p>
      <text:p text:style-name="P13"><text:s text:c="12"/>'fields' <text:s/>=&gt; 'email',</text:p>
      <text:p text:style-name="P13"><text:s text:c="12"/>'message' =&gt; 'This email already exists.',</text:p>
      <text:p text:style-name="P13"><text:s text:c="8"/>)));</text:p>
      <text:p text:style-name="P13"><text:s text:c="8"/>$metadata-&gt;addPropertyConstraint('email', <text:span text:style-name="T18">new </text:span>Assert\Email());</text:p>
      <text:p text:style-name="P13"><text:s text:c="8"/>$metadata-&gt;addPropertyConstraint('url', <text:span text:style-name="T18">new </text:span>Assert\Url());</text:p>
      <text:p text:style-name="P13"><text:s text:c="4"/>}</text:p>
      <text:p text:style-name="P9"><text:s text:c="4"/></text:p>
      <text:p text:style-name="P10"><text:span text:style-name="T9">}</text:span></text:p>
      <text:p text:style-name="P3"/>
      <text:p text:style-name="P6">możemy też walidować w inny sposób za pomoca plików yml</text:p>
      <text:p text:style-name="P6"><text:s/></text:p>
      <text:p text:style-name="P6">src/Ens/JobeetBundle/Resources/config/validation.yml</text:p>
      <text:p text:style-name="P7"/>
      <text:p text:style-name="P7">Ens\JobeetBundle\Entity\Affiliate:</text:p>
      <text:p text:style-name="P19"><text:s text:c="4"/>constraints:</text:p>
      <text:p text:style-name="P19"><text:s text:c="8"/>- Symfony\Bridge\Doctrine\Validator\Constraints\UniqueEntity: email</text:p>
      <text:p text:style-name="P19"><text:s text:c="4"/>properties:</text:p>
      <text:p text:style-name="P19"><text:s text:c="8"/>url:</text:p>
      <text:p text:style-name="P19"><text:s text:c="12"/>- Url: ~</text:p>
      <text:p text:style-name="P19"><text:s text:c="8"/>email:</text:p>
      <text:p text:style-name="P19"><text:s text:c="12"/>- NotBlank: ~</text:p>
      <text:p text:style-name="P20"><text:span text:style-name="T9"><text:s text:c="12"/>- Email: ~</text:span></text:p>
      <text:p text:style-name="P3"/>
      <text:p text:style-name="P3">6. Stworzenie template formularza</text:p>
      <text:p text:style-name="P3"/>
      <text:p text:style-name="P3">//src/Ens/JobeetBundle/Resources/views/<text:span text:style-name="T1">Affiliate/affiliate_new.html.twig</text:span></text:p>
      <text:p text:style-name="P3"><text:span text:style-name="T1"/></text:p>
      <text:p text:style-name="P4">{% extends 'EnsJobeetBundle::layout.html.twig' %}</text:p>
      <text:p text:style-name="P9"><text:s/></text:p>
      <text:p text:style-name="P11"><text:span text:style-name="T16">{%</text:span><text:span text:style-name="T5"> form_theme </text:span><text:span text:style-name="T6">form</text:span><text:span text:style-name="T5"> </text:span><text:span text:style-name="T6">_self</text:span><text:span text:style-name="T5"> </text:span><text:span text:style-name="T16">%}</text:span></text:p>
      <text:p text:style-name="P9"><text:s/></text:p>
      <text:p text:style-name="P11"><text:span text:style-name="T16">{%</text:span><text:span text:style-name="T5"> block </text:span><text:span text:style-name="T6">form_errors</text:span><text:span text:style-name="T5"> </text:span><text:span text:style-name="T16">%}</text:span></text:p>
      <text:p text:style-name="P11"><text:span text:style-name="T16">{%</text:span><text:span text:style-name="T5"> spaceless </text:span><text:span text:style-name="T16">%}</text:span></text:p>
      <text:p text:style-name="P11"><text:span text:style-name="T6"><text:s text:c="4"/></text:span><text:span text:style-name="T16">{%</text:span><text:span text:style-name="T5"> if </text:span><text:span text:style-name="T6">errors</text:span><text:span text:style-name="T17">|</text:span><text:span text:style-name="T6">length</text:span><text:span text:style-name="T5"> </text:span><text:span text:style-name="T17">&gt;</text:span><text:span text:style-name="T5"> </text:span><text:span text:style-name="T10">0</text:span><text:span text:style-name="T5"> </text:span><text:span text:style-name="T16">%}</text:span></text:p>
      <text:p text:style-name="P11"><text:span text:style-name="T6"><text:s text:c="8"/></text:span><text:span text:style-name="T11">&lt;</text:span><text:span text:style-name="T12">ul</text:span> <text:span text:style-name="T13">class</text:span><text:span text:style-name="T6">=</text:span><text:span text:style-name="T14">"error_list"</text:span><text:span text:style-name="T11">&gt;</text:span></text:p>
      <text:p text:style-name="P11"><text:span text:style-name="T6"><text:s text:c="12"/></text:span><text:span text:style-name="T16">{%</text:span><text:span text:style-name="T5"> for </text:span><text:span text:style-name="T6">error</text:span><text:span text:style-name="T5"> in </text:span><text:span text:style-name="T6">errors</text:span><text:span text:style-name="T5"> </text:span><text:span text:style-name="T16">%}</text:span></text:p>
      <text:p text:style-name="P11"><text:span text:style-name="T6"><text:s text:c="16"/></text:span><text:span text:style-name="T11">&lt;</text:span><text:span text:style-name="T12">li</text:span><text:span text:style-name="T11">&gt;</text:span><text:span text:style-name="T16">{{</text:span><text:span text:style-name="T5"> </text:span><text:span text:style-name="T6">error</text:span><text:span text:style-name="T17">.</text:span><text:span text:style-name="T6">messageTemplate</text:span><text:span text:style-name="T17">|</text:span><text:span text:style-name="T6">trans</text:span><text:span text:style-name="T17">(</text:span><text:span text:style-name="T6">error</text:span><text:span text:style-name="T17">.</text:span><text:span text:style-name="T6">messageParameters</text:span><text:span text:style-name="T17">,</text:span><text:span text:style-name="T5"> </text:span><text:span text:style-name="T8">'validators'</text:span><text:span text:style-name="T17">)</text:span><text:span text:style-name="T5"> </text:span><text:span text:style-name="T16">}}</text:span><text:span text:style-name="T11">&lt;/</text:span><text:span text:style-name="T12">li</text:span><text:span text:style-name="T11">&gt;</text:span></text:p>
      <text:p text:style-name="P11"><text:soft-page-break/><text:span text:style-name="T6"><text:s text:c="12"/></text:span><text:span text:style-name="T16">{%</text:span><text:span text:style-name="T5"> endfor </text:span><text:span text:style-name="T16">%}</text:span></text:p>
      <text:p text:style-name="P11"><text:span text:style-name="T6"><text:s text:c="8"/></text:span><text:span text:style-name="T11">&lt;/</text:span><text:span text:style-name="T12">ul</text:span><text:span text:style-name="T11">&gt;</text:span></text:p>
      <text:p text:style-name="P11"><text:span text:style-name="T6"><text:s text:c="4"/></text:span><text:span text:style-name="T16">{%</text:span><text:span text:style-name="T5"> endif </text:span><text:span text:style-name="T16">%}</text:span></text:p>
      <text:p text:style-name="P11"><text:span text:style-name="T16">{%</text:span><text:span text:style-name="T5"> endspaceless </text:span><text:span text:style-name="T16">%}</text:span></text:p>
      <text:p text:style-name="P11"><text:span text:style-name="T16">{%</text:span><text:span text:style-name="T5"> endblock </text:span><text:span text:style-name="T6">form_errors</text:span><text:span text:style-name="T5"> </text:span><text:span text:style-name="T16">%}</text:span></text:p>
      <text:p text:style-name="P9"><text:s/></text:p>
      <text:p text:style-name="P11">{% block stylesheets %}</text:p>
      <text:p text:style-name="P11"><text:span text:style-name="T6"><text:s text:c="4"/></text:span>{{ parent() }}</text:p>
      <text:p text:style-name="P11"><text:span text:style-name="T6"><text:s text:c="4"/></text:span><text:span text:style-name="T11">&lt;</text:span><text:span text:style-name="T12">link</text:span> <text:span text:style-name="T13">rel</text:span><text:span text:style-name="T6">=</text:span><text:span text:style-name="T14">"stylesheet"</text:span> <text:span text:style-name="T13">href</text:span><text:span text:style-name="T6">=</text:span>"{{ asset('bundles/ensjobeet/css/job.css') }}" <text:span text:style-name="T13">type</text:span><text:span text:style-name="T6">=</text:span><text:span text:style-name="T14">"text/css"</text:span> <text:span text:style-name="T13">media</text:span><text:span text:style-name="T6">=</text:span><text:span text:style-name="T14">"all"</text:span> <text:span text:style-name="T11">/&gt;</text:span></text:p>
      <text:p text:style-name="P11">{% endblock %}</text:p>
      <text:p text:style-name="P9"><text:s/></text:p>
      <text:p text:style-name="P11">{% block content %}</text:p>
      <text:p text:style-name="P11"><text:span text:style-name="T6"><text:s text:c="4"/></text:span><text:span text:style-name="T11">&lt;</text:span><text:span text:style-name="T12">h1</text:span><text:span text:style-name="T11">&gt;</text:span><text:span text:style-name="T6">Become an affiliate</text:span><text:span text:style-name="T11">&lt;/</text:span><text:span text:style-name="T12">h1</text:span><text:span text:style-name="T11">&gt;</text:span></text:p>
      <text:p text:style-name="P11"><text:span text:style-name="T6"><text:s text:c="8"/></text:span><text:span text:style-name="T11">&lt;</text:span><text:span text:style-name="T12">form</text:span> <text:span text:style-name="T13">action</text:span><text:span text:style-name="T6">=</text:span>"{{ path('ens_affiliate_create') }}" <text:span text:style-name="T13">method</text:span><text:span text:style-name="T6">=</text:span><text:span text:style-name="T14">"post"</text:span> {{ form_enctype(form) }} <text:span text:style-name="T13">novalidate</text:span><text:span text:style-name="T11">&gt;</text:span></text:p>
      <text:p text:style-name="P11"><text:span text:style-name="T6"><text:s text:c="12"/></text:span><text:span text:style-name="T11">&lt;</text:span><text:span text:style-name="T12">table</text:span> <text:span text:style-name="T13">id</text:span><text:span text:style-name="T6">=</text:span><text:span text:style-name="T14">"job_form"</text:span><text:span text:style-name="T11">&gt;</text:span></text:p>
      <text:p text:style-name="P11"><text:span text:style-name="T6"><text:s text:c="16"/></text:span><text:span text:style-name="T11">&lt;</text:span><text:span text:style-name="T12">tfoot</text:span><text:span text:style-name="T11">&gt;</text:span></text:p>
      <text:p text:style-name="P11"><text:span text:style-name="T6"><text:s text:c="20"/></text:span><text:span text:style-name="T11">&lt;</text:span><text:span text:style-name="T12">tr</text:span><text:span text:style-name="T11">&gt;</text:span></text:p>
      <text:p text:style-name="P11"><text:span text:style-name="T6"><text:s text:c="24"/></text:span><text:span text:style-name="T11">&lt;</text:span><text:span text:style-name="T12">td</text:span> <text:span text:style-name="T13">colspan</text:span><text:span text:style-name="T6">=</text:span><text:span text:style-name="T14">"2"</text:span><text:span text:style-name="T11">&gt;</text:span></text:p>
      <text:p text:style-name="P11"><text:span text:style-name="T6"><text:s text:c="28"/></text:span><text:span text:style-name="T11">&lt;</text:span><text:span text:style-name="T12">input</text:span> <text:span text:style-name="T13">type</text:span><text:span text:style-name="T6">=</text:span><text:span text:style-name="T14">"submit"</text:span> <text:span text:style-name="T13">value</text:span><text:span text:style-name="T6">=</text:span><text:span text:style-name="T14">"Submit"</text:span> <text:span text:style-name="T11">/&gt;</text:span></text:p>
      <text:p text:style-name="P11"><text:span text:style-name="T6"><text:s text:c="24"/></text:span><text:span text:style-name="T11">&lt;/</text:span><text:span text:style-name="T12">td</text:span><text:span text:style-name="T11">&gt;</text:span></text:p>
      <text:p text:style-name="P11"><text:span text:style-name="T6"><text:s text:c="20"/></text:span><text:span text:style-name="T11">&lt;/</text:span><text:span text:style-name="T12">tr</text:span><text:span text:style-name="T11">&gt;</text:span></text:p>
      <text:p text:style-name="P11"><text:span text:style-name="T6"><text:s text:c="16"/></text:span><text:span text:style-name="T11">&lt;/</text:span><text:span text:style-name="T12">tfoot</text:span><text:span text:style-name="T11">&gt;</text:span></text:p>
      <text:p text:style-name="P11"><text:span text:style-name="T6"><text:s text:c="16"/></text:span><text:span text:style-name="T11">&lt;</text:span><text:span text:style-name="T12">tbody</text:span><text:span text:style-name="T11">&gt;</text:span></text:p>
      <text:p text:style-name="P11"><text:span text:style-name="T6"><text:s text:c="20"/></text:span><text:span text:style-name="T11">&lt;</text:span><text:span text:style-name="T12">tr</text:span><text:span text:style-name="T11">&gt;</text:span></text:p>
      <text:p text:style-name="P11"><text:span text:style-name="T6"><text:s text:c="24"/></text:span><text:span text:style-name="T11">&lt;</text:span><text:span text:style-name="T12">th</text:span><text:span text:style-name="T11">&gt;</text:span>{{ form_label(form.url) }}<text:span text:style-name="T11">&lt;/</text:span><text:span text:style-name="T12">th</text:span><text:span text:style-name="T11">&gt;</text:span></text:p>
      <text:p text:style-name="P11"><text:span text:style-name="T6"><text:s text:c="24"/></text:span><text:span text:style-name="T11">&lt;</text:span><text:span text:style-name="T12">td</text:span><text:span text:style-name="T11">&gt;</text:span></text:p>
      <text:p text:style-name="P11"><text:span text:style-name="T6"><text:s text:c="28"/></text:span>{{ form_errors(form.url) }}</text:p>
      <text:p text:style-name="P11"><text:span text:style-name="T6"><text:s text:c="28"/></text:span>{{ form_widget(form.url) }}</text:p>
      <text:p text:style-name="P11"><text:span text:style-name="T6"><text:s text:c="24"/></text:span><text:span text:style-name="T11">&lt;/</text:span><text:span text:style-name="T12">td</text:span><text:span text:style-name="T11">&gt;</text:span></text:p>
      <text:p text:style-name="P11"><text:span text:style-name="T6"><text:s text:c="20"/></text:span><text:span text:style-name="T11">&lt;/</text:span><text:span text:style-name="T12">tr</text:span><text:span text:style-name="T11">&gt;</text:span></text:p>
      <text:p text:style-name="P11"><text:span text:style-name="T6"><text:s text:c="20"/></text:span><text:span text:style-name="T11">&lt;</text:span><text:span text:style-name="T12">tr</text:span><text:span text:style-name="T11">&gt;</text:span></text:p>
      <text:p text:style-name="P11"><text:span text:style-name="T6"><text:s text:c="24"/></text:span><text:span text:style-name="T11">&lt;</text:span><text:span text:style-name="T12">th</text:span><text:span text:style-name="T11">&gt;</text:span>{{ form_label(form.email) }}<text:span text:style-name="T11">&lt;/</text:span><text:span text:style-name="T12">th</text:span><text:span text:style-name="T11">&gt;</text:span></text:p>
      <text:p text:style-name="P11"><text:span text:style-name="T6"><text:s text:c="24"/></text:span><text:span text:style-name="T11">&lt;</text:span><text:span text:style-name="T12">td</text:span><text:span text:style-name="T11">&gt;</text:span></text:p>
      <text:p text:style-name="P11"><text:span text:style-name="T6"><text:s text:c="28"/></text:span>{{ form_errors(form.email) }}</text:p>
      <text:p text:style-name="P11"><text:span text:style-name="T6"><text:s text:c="28"/></text:span>{{ form_widget(form.email) }}</text:p>
      <text:p text:style-name="P11"><text:span text:style-name="T6"><text:s text:c="24"/></text:span><text:span text:style-name="T11">&lt;/</text:span><text:span text:style-name="T12">td</text:span><text:span text:style-name="T11">&gt;</text:span></text:p>
      <text:p text:style-name="P11"><text:span text:style-name="T6"><text:s text:c="20"/></text:span><text:span text:style-name="T11">&lt;/</text:span><text:span text:style-name="T12">tr</text:span><text:span text:style-name="T11">&gt;</text:span></text:p>
      <text:p text:style-name="P11"><text:span text:style-name="T6"><text:s text:c="20"/></text:span><text:span text:style-name="T11">&lt;</text:span><text:span text:style-name="T12">tr</text:span><text:span text:style-name="T11">&gt;</text:span></text:p>
      <text:p text:style-name="P11"><text:span text:style-name="T6"><text:s text:c="24"/></text:span><text:span text:style-name="T11">&lt;</text:span><text:span text:style-name="T12">th</text:span><text:span text:style-name="T11">&gt;</text:span>{{ form_label(form.categories) }}<text:span text:style-name="T11">&lt;/</text:span><text:span text:style-name="T12">th</text:span><text:span text:style-name="T11">&gt;</text:span></text:p>
      <text:p text:style-name="P11"><text:span text:style-name="T6"><text:s text:c="24"/></text:span><text:span text:style-name="T11">&lt;</text:span><text:span text:style-name="T12">td</text:span><text:span text:style-name="T11">&gt;</text:span></text:p>
      <text:p text:style-name="P11"><text:span text:style-name="T6"><text:s text:c="28"/></text:span>{{ form_errors(form.categories) }}</text:p>
      <text:p text:style-name="P11"><text:span text:style-name="T6"><text:s text:c="28"/></text:span>{{ form_widget(form.categories) }}</text:p>
      <text:p text:style-name="P11"><text:span text:style-name="T6"><text:s text:c="24"/></text:span><text:span text:style-name="T11">&lt;/</text:span><text:span text:style-name="T12">td</text:span><text:span text:style-name="T11">&gt;</text:span></text:p>
      <text:p text:style-name="P11"><text:span text:style-name="T6"><text:s text:c="20"/></text:span><text:span text:style-name="T11">&lt;/</text:span><text:span text:style-name="T12">tr</text:span><text:span text:style-name="T11">&gt;</text:span></text:p>
      <text:p text:style-name="P11"><text:span text:style-name="T6"><text:s text:c="16"/></text:span><text:span text:style-name="T11">&lt;/</text:span><text:span text:style-name="T12">tbody</text:span><text:span text:style-name="T11">&gt;</text:span></text:p>
      <text:p text:style-name="P11"><text:span text:style-name="T6"><text:s text:c="12"/></text:span><text:span text:style-name="T11">&lt;/</text:span><text:span text:style-name="T12">table</text:span><text:span text:style-name="T11">&gt;</text:span></text:p>
      <text:p text:style-name="P11"><text:span text:style-name="T6"><text:s text:c="8"/></text:span>{{ form_rest(form) }}</text:p>
      <text:p text:style-name="P12"><text:span text:style-name="T9">{% endblock %}</text:span></text:p>
      <text:p text:style-name="P12"><text:span text:style-name="T3"/></text:p>
      <text:p text:style-name="P15"><text:span text:style-name="T15">7. Podłączenie linku do formularza na głównej stronie:</text:span></text:p>
      <text:p text:style-name="P15"><text:span text:style-name="T15"/></text:p>
      <text:p text:style-name="P15"><text:span text:style-name="T15">src/Ens/JobeetBundle/Resources/views/layout.html.twig</text:span></text:p>
      <text:p text:style-name="P15"><text:span text:style-name="T15"/></text:p>
      <text:p text:style-name="P16"><text:span text:style-name="T11">&lt;</text:span><text:span text:style-name="T12">li</text:span> <text:span text:style-name="T13">class</text:span><text:span text:style-name="T6">=</text:span><text:span text:style-name="T14">"last"</text:span><text:span text:style-name="T11">&gt;&lt;</text:span><text:span text:style-name="T12">a</text:span> <text:span text:style-name="T13">href</text:span><text:span text:style-name="T6">=</text:span>"<text:span text:style-name="T1">{{</text:span><text:span text:style-name="T4"> </text:span><text:span text:style-name="T1">path('ens_affiliate_new')</text:span><text:span text:style-name="T4"> </text:span><text:span text:style-name="T1">}}</text:span>"<text:span text:style-name="T11">&gt;</text:span><text:span text:style-name="T16">{%</text:span><text:span text:style-name="T5"> trans </text:span><text:span text:style-name="T16">%}</text:span><text:span text:style-name="T6">Become an affiliate</text:span><text:span text:style-name="T16">{%</text:span><text:span text:style-name="T5"> endtrans </text:span><text:span text:style-name="T16">%}</text:span><text:span text:style-name="T11">&lt;/</text:span><text:span text:style-name="T12">a</text:span><text:span text:style-name="T11">&gt;&lt;/</text:span><text:span text:style-name="T12">li</text:span><text:span text:style-name="T11">&gt;</text:span></text:p>
      <text:p text:style-name="P16"><text:span text:style-name="T11"/></text:p>
      <text:p text:style-name="P16"><text:span text:style-name="T11"/></text:p>
      <text:p text:style-name="P17">8. Potwierdzenie wysłania dodajemy metodę do kontrolera:</text:p>
      <text:p text:style-name="P17"/>
      <text:p text:style-name="P17">src/Ens/JobeetBundle/Controller/AffiliateController.php</text:p>
      <text:p text:style-name="P17"/>
      <text:p text:style-name="P8">&lt;?php</text:p>
      <text:p text:style-name="P9"><text:soft-page-break/><text:s/></text:p>
      <text:p text:style-name="P11"><text:span text:style-name="T6">...</text:span></text:p>
      <text:p text:style-name="P9"><text:s/></text:p>
      <text:p text:style-name="P11"><text:span text:style-name="T5">class </text:span><text:span text:style-name="T6">AffiliateController </text:span><text:span text:style-name="T5">extends </text:span><text:span text:style-name="T6">Controller</text:span></text:p>
      <text:p text:style-name="P9">{</text:p>
      <text:p text:style-name="P9"><text:s text:c="4"/>....</text:p>
      <text:p text:style-name="P9"><text:s text:c="4"/></text:p>
      <text:p text:style-name="P13"><text:s text:c="4"/><text:span text:style-name="T18">public function </text:span>waitAction()</text:p>
      <text:p text:style-name="P13"><text:s text:c="4"/>{</text:p>
      <text:p text:style-name="P13"><text:s text:c="8"/><text:span text:style-name="T18">return </text:span>$this-&gt;render('EnsJobeetBundle:Affiliate:wait.html.twig');</text:p>
      <text:p text:style-name="P13"><text:s text:c="4"/>}</text:p>
      <text:p text:style-name="P9">}</text:p>
      <text:p text:style-name="P17"/>
      <text:p text:style-name="P17">9. Dodajemy template</text:p>
      <text:p text:style-name="P17"/>
      <text:p text:style-name="P17">src/Ens/JobeetBundle/Resources/views/Affiliate/<text:span text:style-name="T1">wait.html.twig</text:span></text:p>
      <text:p text:style-name="P17"/>
      <text:p text:style-name="P16"><text:span text:style-name="T16">{%</text:span><text:span text:style-name="T5"> extends </text:span><text:span text:style-name="T8">"EnsJobeetBundle::layout.html.twig"</text:span><text:span text:style-name="T5"> </text:span><text:span text:style-name="T16">%}</text:span></text:p>
      <text:p text:style-name="P9"><text:s/></text:p>
      <text:p text:style-name="P11"><text:span text:style-name="T16">{%</text:span><text:span text:style-name="T5"> block </text:span><text:span text:style-name="T6">content</text:span><text:span text:style-name="T5"> </text:span><text:span text:style-name="T16">%}</text:span></text:p>
      <text:p text:style-name="P11"><text:span text:style-name="T6"><text:s text:c="4"/></text:span><text:span text:style-name="T11">&lt;</text:span><text:span text:style-name="T12">div</text:span> <text:span text:style-name="T13">class</text:span><text:span text:style-name="T6">=</text:span><text:span text:style-name="T14">"content"</text:span><text:span text:style-name="T11">&gt;</text:span></text:p>
      <text:p text:style-name="P11"><text:span text:style-name="T6"><text:s text:c="8"/></text:span><text:span text:style-name="T11">&lt;</text:span><text:span text:style-name="T12">h1</text:span><text:span text:style-name="T11">&gt;</text:span><text:span text:style-name="T6">Your affiliate account has been created</text:span><text:span text:style-name="T11">&lt;/</text:span><text:span text:style-name="T12">h1</text:span><text:span text:style-name="T11">&gt;</text:span></text:p>
      <text:p text:style-name="P11"><text:span text:style-name="T6"><text:s text:c="8"/></text:span><text:span text:style-name="T11">&lt;</text:span><text:span text:style-name="T12">div</text:span> <text:span text:style-name="T13">style</text:span><text:span text:style-name="T6">="</text:span><text:span text:style-name="T13">padding</text:span><text:span text:style-name="T6">: </text:span><text:span text:style-name="T19">20px</text:span><text:span text:style-name="T6">"</text:span><text:span text:style-name="T11">&gt;</text:span></text:p>
      <text:p text:style-name="P9"><text:s text:c="12"/>Thank you!</text:p>
      <text:p text:style-name="P9"><text:s text:c="12"/>You will receive an email with your affiliate token</text:p>
      <text:p text:style-name="P9"><text:s text:c="12"/>as soon as your account will be activated.</text:p>
      <text:p text:style-name="P11"><text:span text:style-name="T6"><text:s text:c="8"/></text:span><text:span text:style-name="T11">&lt;/</text:span><text:span text:style-name="T12">div</text:span><text:span text:style-name="T11">&gt;</text:span></text:p>
      <text:p text:style-name="P11"><text:span text:style-name="T6"><text:s text:c="4"/></text:span><text:span text:style-name="T11">&lt;/</text:span><text:span text:style-name="T12">div</text:span><text:span text:style-name="T11">&gt;</text:span></text:p>
      <text:p text:style-name="P11"><text:span text:style-name="T16">{%</text:span><text:span text:style-name="T5"> endblock </text:span><text:span text:style-name="T16">%}</text:span></text:p>
      <text:p text:style-name="P17"/>
      <text:p text:style-name="P17">10. Dodajemy routing</text:p>
      <text:p text:style-name="P17"/>
      <text:p text:style-name="P17">src/Ens/JobeetBundle/Resources/config/routing/affiliate.yml</text:p>
      <text:p text:style-name="P17">...</text:p>
      <text:p text:style-name="P13">ens_affiliate_wait:</text:p>
      <text:p text:style-name="P13"><text:s text:c="4"/>pattern: /wait</text:p>
      <text:p text:style-name="P13"><text:s text:c="4"/>defaults: { _controller: "EnsJobeetBundle:Affiliate:wait" }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5M27S</meta:editing-duration>
    <meta:editing-cycles>18</meta:editing-cycles>
    <meta:generator>OpenOffice.org/3.3$Win32 OpenOffice.org_project/330m20$Build-9567</meta:generator>
    <dc:date>2014-05-07T15:18:58.44</dc:date>
    <dc:creator>szymon idczak</dc:creator>
    <meta:document-statistic meta:table-count="0" meta:image-count="0" meta:object-count="0" meta:page-count="5" meta:paragraph-count="237" meta:word-count="531" meta:character-count="7349"/>
    <meta:user-defined meta:name="Info 1"/>
    <meta:user-defined meta:name="Info 2"/>
    <meta:user-defined meta:name="Info 3"/>
    <meta:user-defined meta:name="Info 4"/>
  </office:meta>
</office:document-meta>
</file>